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Tirets_20__28_custom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6.511cm" fo:min-width="6.098cm" fo:padding-top="0.15cm" fo:padding-bottom="0.15cm" fo:padding-left="0.275cm" fo:padding-right="0.275cm"/>
    </style:style>
    <style:style style:name="gr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1.853cm" fo:min-width="0.332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6.461cm" fo:min-width="6.048cm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Tirets_20__28_custom_29_"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stroke="solid" draw:stroke-dash="Tirets_20__28_custom_29_" svg:stroke-width="0.2cm" draw:marker-start-width="0.5cm" draw:marker-end="Rounded_20_short_20_Arrow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0000cc" draw:fill="solid" draw:fill-color="#0000cc" draw:textarea-horizontal-align="justify" draw:textarea-vertical-align="middle" draw:auto-grow-height="false" fo:min-height="1.286cm" fo:min-width="0.046cm"/>
    </style:style>
    <style:style style:name="gr8" style:family="graphic" style:parent-style-name="standard">
      <style:graphic-properties draw:stroke="none" draw:stroke-dash="Tirets_20__28_custom_29_" svg:stroke-color="#000000" draw:fill="none" draw:fill-color="#ffffff" fo:min-height="1.407cm"/>
    </style:style>
    <style:style style:name="gr9" style:family="graphic" style:parent-style-name="standard">
      <style:graphic-properties draw:stroke="none" draw:stroke-dash="Tirets_20__28_custom_29_" svg:stroke-color="#000000" draw:fill="none" draw:fill-color="#ffffff" fo:min-height="1.37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57cm" svg:y1="14.545cm" svg:x2="3.859cm" svg:y2="7.768cm">
          <text:p/>
        </draw:line>
        <draw:line draw:style-name="gr1" draw:text-style-name="P1" draw:layer="layout" svg:x1="3.898cm" svg:y1="7.077cm" svg:x2="3.9cm" svg:y2="0.3cm">
          <text:p/>
        </draw:line>
        <draw:custom-shape draw:style-name="gr2" draw:text-style-name="P1" draw:layer="layout" svg:width="6.598cm" svg:height="6.761cm" svg:x="0.718cm" svg:y="0.2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76cm" svg:height="2.973cm" svg:x="3.332cm" svg:y="2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598cm" svg:height="6.761cm" svg:x="8.1cm" svg:y="0.2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76cm" svg:height="2.973cm" svg:x="11.694cm" svg:y="2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185cm" svg:y1="7.075cm" svg:x2="11.187cm" svg:y2="0.298cm">
          <text:p/>
        </draw:line>
        <draw:line draw:style-name="gr5" draw:text-style-name="P1" draw:layer="layout" svg:x1="3.921cm" svg:y1="7.035cm" svg:x2="3.921cm" svg:y2="4.463cm">
          <text:p/>
        </draw:line>
        <draw:line draw:style-name="gr5" draw:text-style-name="P1" draw:layer="layout" svg:x1="12.291cm" svg:y1="7.059cm" svg:x2="12.291cm" svg:y2="4.487cm">
          <text:p/>
        </draw:line>
        <draw:line draw:style-name="gr6" draw:text-style-name="P1" draw:layer="layout" svg:x1="11.204cm" svg:y1="1.602cm" svg:x2="12.245cm" svg:y2="1.609cm">
          <text:p/>
        </draw:line>
        <draw:custom-shape draw:style-name="gr4" draw:text-style-name="P1" draw:layer="layout" svg:width="6.598cm" svg:height="6.761cm" svg:x="0.677cm" svg:y="7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98cm" svg:height="6.761cm" svg:x="8.059cm" svg:y="7.7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7cm" svg:height="2.17cm" svg:x="9.754cm" svg:y="10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144cm" svg:y1="14.543cm" svg:x2="11.146cm" svg:y2="7.766cm">
          <text:p/>
        </draw:line>
        <draw:line draw:style-name="gr6" draw:text-style-name="P1" draw:layer="layout" svg:x1="11.156cm" svg:y1="10.272cm" svg:x2="10.115cm" svg:y2="10.279cm">
          <text:p/>
        </draw:line>
        <draw:custom-shape draw:style-name="gr7" draw:text-style-name="P1" draw:layer="layout" svg:width="0.77cm" svg:height="2.17cm" svg:x="3.458cm" svg:y="1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598cm" svg:height="6.761cm" svg:x="17.408cm" svg:y="4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7cm" svg:height="2.17cm" svg:x="19.103cm" svg:y="7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493cm" svg:y1="10.871cm" svg:x2="20.495cm" svg:y2="4.094cm">
          <text:p/>
        </draw:line>
        <draw:custom-shape draw:style-name="gr3" draw:text-style-name="P1" draw:layer="layout" svg:width="1.176cm" svg:height="2.973cm" svg:x="20.926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1.523cm" svg:y1="10.872cm" svg:x2="21.523cm" svg:y2="8.3cm">
          <text:p/>
        </draw:line>
        <draw:line draw:style-name="gr6" draw:text-style-name="P1" draw:layer="layout" svg:x1="14.844cm" svg:y1="3.537cm" svg:x2="17.268cm" svg:y2="6.489cm">
          <text:p/>
        </draw:line>
        <draw:line draw:style-name="gr6" draw:text-style-name="P1" draw:layer="layout" svg:x1="14.844cm" svg:y1="11.224cm" svg:x2="17.184cm" svg:y2="8.216cm">
          <text:p/>
        </draw:line>
        <draw:frame draw:style-name="gr8" draw:text-style-name="P2" draw:layer="layout" svg:width="2.791cm" svg:height="1.657cm" svg:x="11.728cm" svg:y="0.294cm">
          <draw:text-box>
            <text:p><text:span text:style-name="T1">+d/2</text:span></text:p>
          </draw:text-box>
        </draw:frame>
        <draw:frame draw:style-name="gr9" draw:text-style-name="P2" draw:layer="layout" svg:width="2.526cm" svg:height="1.624cm" svg:x="8.817cm" svg:y="8.33cm">
          <draw:text-box>
            <text:p><text:span text:style-name="T1">-d/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Tirets_20__28_custom_29_" draw:display-name="Tirets (custom)" draw:style="rect" draw:dots1="1" draw:dots1-length="197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2-19T00:54:42.804154883</meta:creation-date>
    <dc:date>2017-02-20T15:25:28.425793387</dc:date>
    <dc:creator>rete </dc:creator>
    <meta:editing-duration>PT11M40S</meta:editing-duration>
    <meta:editing-cycles>3</meta:editing-cycles>
    <meta:generator>LibreOffice/4.3.3.2$Linux_x86 LibreOffice_project/430m0$Build-2</meta:generator>
    <meta:document-statistic meta:object-count="25"/>
  </office:meta>
</office:document-meta>
</file>